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c88b4" officeooo:paragraph-rsid="000c88b4"/>
    </style:style>
    <style:style style:name="T1" style:family="text">
      <style:text-properties officeooo:rsid="000b7e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PSC 375-01 <text:span text:style-name="T1">Final</text:span> Report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c88b4" officeooo:paragraph-rsid="000c88b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Kyle Whynott</text:p>
        <text:p text:style-name="MP1">Destiny Bonillas</text:p>
        <text:p text:style-name="MP1">Brandon Winkle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53:04.285233642</meta:creation-date>
    <dc:date>2024-05-02T15:56:05.193246604</dc:date>
    <meta:editing-duration>PT3M1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4" meta:word-count="10" meta:character-count="67" meta:non-whitespace-character-count="61"/>
  </office:meta>
</office:document-meta>
</file>